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80000007D05F8FF77A5600E8E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4521in" style:rel-column-width="23204*"/>
    </style:style>
    <style:style style:name="Table3.B" style:family="table-column">
      <style:table-column-properties style:column-width="2.2368in" style:rel-column-width="21166*"/>
    </style:style>
    <style:style style:name="Table3.C" style:family="table-column">
      <style:table-column-properties style:column-width="2.2368in" style:rel-column-width="21165*"/>
    </style:style>
    <style:style style:name="Table3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999999" fo:padding="0.0382in" fo:border="0.5pt solid #000000">
        <style:background-image/>
      </style:table-cell-properties>
    </style:style>
    <style:style style:name="Table3.2" style:family="table-row">
      <style:table-row-properties style:min-row-height="0.4681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535in" style:rel-column-width="17539*"/>
    </style:style>
    <style:style style:name="Table2.B" style:family="table-column">
      <style:table-column-properties style:column-width="1.6903in" style:rel-column-width="15999*"/>
    </style:style>
    <style:style style:name="Table2.D" style:family="table-column">
      <style:table-column-properties style:column-width="1.6903in" style:rel-column-width="15998*"/>
    </style:style>
    <style:style style:name="Table2.A1" style:family="table-cell">
      <style:table-cell-properties fo:background-color="#999999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999999" fo:padding="0.0382in" fo:border="0.5pt solid #000000">
        <style:background-image/>
      </style:table-cell-properties>
    </style:style>
    <style:style style:name="Table2.2" style:family="table-row">
      <style:table-row-properties style:min-row-height="0.4681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fo:font-size="10pt" officeooo:paragraph-rsid="00086aab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font-size="10pt" officeooo:rsid="0003df29" officeooo:paragraph-rsid="0003df29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fo:font-size="10pt" officeooo:rsid="0003df29" officeooo:paragraph-rsid="0003df29" style:font-size-asian="10pt" style:font-size-complex="10pt"/>
    </style:style>
    <style:style style:name="P5" style:family="paragraph" style:parent-style-name="Header">
      <style:paragraph-properties fo:text-align="center" style:justify-single-word="false"/>
      <style:text-properties fo:font-size="14pt" fo:font-weight="bold" officeooo:rsid="0003df29" officeooo:paragraph-rsid="0006b5a6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/>
      <style:text-properties officeooo:rsid="0003df29" officeooo:paragraph-rsid="0006b5a6"/>
    </style:style>
    <style:style style:name="P7" style:family="paragraph" style:parent-style-name="Header">
      <style:paragraph-properties fo:text-align="center" style:justify-single-word="false"/>
      <style:text-properties fo:font-size="11pt" officeooo:rsid="0003df29" officeooo:paragraph-rsid="0006b5a6" style:font-size-asian="11pt" style:font-size-complex="11pt"/>
    </style:style>
    <style:style style:name="P8" style:family="paragraph" style:parent-style-name="Text_20_body">
      <style:paragraph-properties fo:line-height="150%"/>
      <style:text-properties style:font-name="Liberation Sans" fo:font-size="12pt" officeooo:rsid="0003df29" officeooo:paragraph-rsid="00086aab" style:font-size-asian="12pt" style:font-size-complex="12pt"/>
    </style:style>
    <style:style style:name="P9" style:family="paragraph" style:parent-style-name="Text_20_body">
      <style:paragraph-properties fo:line-height="150%"/>
      <style:text-properties style:font-name="Liberation Sans" fo:font-size="12pt" officeooo:rsid="0003df29" officeooo:paragraph-rsid="002130b0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ans" fo:font-size="12pt" officeooo:paragraph-rsid="00086aab" style:font-size-asian="12pt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" fo:font-size="12pt" officeooo:paragraph-rsid="00086aab" style:font-size-asian="12pt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" fo:font-size="12pt" officeooo:paragraph-rsid="002130b0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ans" fo:font-size="12pt" officeooo:paragraph-rsid="002130b0" style:font-size-asian="12pt" style:font-size-complex="12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Liberation Sans" fo:font-size="12pt" officeooo:rsid="001799c0" officeooo:paragraph-rsid="001799c0" style:font-size-asian="12pt" style:font-size-complex="12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ans" fo:font-size="12pt" officeooo:rsid="001799c0" officeooo:paragraph-rsid="002130b0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.1563in" style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ans" fo:font-size="12pt" officeooo:paragraph-rsid="0022f4f5" style:font-size-asian="12pt" style:font-size-complex="12pt"/>
    </style:style>
    <style:style style:name="P18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font-weight="bold" officeooo:rsid="0022f4f5" officeooo:paragraph-rsid="0022f4f5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b460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136e2" style:font-size-asian="9pt" style:font-size-complex="9pt"/>
    </style:style>
    <style:style style:name="T4" style:family="text">
      <style:text-properties officeooo:rsid="001d2959"/>
    </style:style>
    <style:style style:name="T5" style:family="text">
      <style:text-properties officeooo:rsid="001d3c72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f85e7"/>
    </style:style>
    <style:style style:name="T8" style:family="text">
      <style:text-properties officeooo:rsid="002130b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0"><text:span text:style-name="T5">User</text:span><text:span text:style-name="T7">s</text:span> (<text:span text:style-name="T5">DataSource</text:span>):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Id</text:p>
          </table:table-cell>
          <table:table-cell table:style-name="Table3.A1" office:value-type="string">
            <text:p text:style-name="P18">Name</text:p>
          </table:table-cell>
          <table:table-cell table:style-name="Table3.C1" office:value-type="string">
            <text:p text:style-name="P18">Created</text:p>
          </table:table-cell>
        </table:table-row>
        <table:table-row table:style-name="Table3.2">
          <table:table-cell table:style-name="Table3.A2" office:value-type="string">
            <text:p text:style-name="P11"><text:span text:style-name="T6"><text:text-input text:description="">@before-row[#list users as user]</text:text-input></text:span><text:text-input text:description="">${user.ID!}</text:text-input><text:span text:style-name="T6"><text:text-input text:description="">@after-row[/#list]</text:text-input></text:span></text:p>
          </table:table-cell>
          <table:table-cell table:style-name="Table3.B2" office:value-type="string">
            <text:p text:style-name="P11"><text:text-input text:description="">${user.NAME!}</text:text-input></text:p>
          </table:table-cell>
          <table:table-cell table:style-name="Table3.C2" office:value-type="string">
            <text:p text:style-name="P11"><text:text-input text:description="">${user.CREATED!}</text:text-input></text:p>
          </table:table-cell>
        </table:table-row>
      </table:table>
      <text:p text:style-name="P8"/>
      <text:p text:style-name="P13"><text:span text:style-name="T8">Roles</text:span> (<text:span text:style-name="T5">DataSource</text:span>):</text:p>
      <text:p text:style-name="P13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8">Id</text:p>
          </table:table-cell>
          <table:table-cell table:style-name="Table2.A1" office:value-type="string">
            <text:p text:style-name="P18">Name</text:p>
          </table:table-cell>
          <table:table-cell table:style-name="Table2.A1" office:value-type="string">
            <text:p text:style-name="P18">Weight</text:p>
          </table:table-cell>
          <table:table-cell table:style-name="Table2.D1" office:value-type="string">
            <text:p text:style-name="P18">Active</text:p>
          </table:table-cell>
        </table:table-row>
        <table:table-row table:style-name="Table2.2">
          <table:table-cell table:style-name="Table2.A2" office:value-type="string">
            <text:p text:style-name="P12"><text:span text:style-name="T6"><text:text-input text:description="">@before-row[#list roles as rol]</text:text-input></text:span><text:text-input text:description="">${rol.ID!}</text:text-input><text:span text:style-name="T6"><text:text-input text:description="">@after-row[/#list]</text:text-input></text:span></text:p>
          </table:table-cell>
          <table:table-cell table:style-name="Table2.B2" office:value-type="string">
            <text:p text:style-name="P12"><text:text-input text:description="">${rol.NAME!}</text:text-input></text:p>
          </table:table-cell>
          <table:table-cell table:style-name="Table2.C2" office:value-type="string">
            <text:p text:style-name="P12"><text:text-input text:description="">${rol.WEIGHT!}</text:text-input></text:p>
          </table:table-cell>
          <table:table-cell table:style-name="Table2.D2" office:value-type="string">
            <text:p text:style-name="P17"><text:text-input text:description="">${rol.ACTIVE!}</text:text-input></text:p>
          </table:table-cell>
        </table:table-row>
      </table:table>
      <text:p text:style-name="P9"/>
      <text:p text:style-name="P15"/>
      <text:p text:style-name="P14">-------- <text:span text:style-name="T4">EOD</text:span> ---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86in" style:rel-column-width="14182*"/>
    </style:style>
    <style:style style:name="Table1.B" style:family="table-column">
      <style:table-column-properties style:column-width="3.75in" style:rel-column-width="35488*"/>
    </style:style>
    <style:style style:name="Table1.C" style:family="table-column">
      <style:table-column-properties style:column-width="1.6764in" style:rel-column-width="15865*"/>
    </style:style>
    <style:style style:name="Table1.1" style:family="table-row">
      <style:table-row-properties style:min-row-height="0.6889in"/>
    </style:style>
    <style:style style:name="Table1.A1" style:family="table-cell">
      <style:table-cell-properties fo:padding="0.0382in" fo:border="none" style:writing-mode="page"/>
    </style:style>
    <style:style style:name="Table1.C1" style:family="table-cell">
      <style:table-cell-properties style:vertical-align="" fo:padding="0.0382in" fo:border="none" style:writing-mode="page"/>
    </style:style>
    <style:style style:name="M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03df29" officeooo:paragraph-rsid="0006b5a6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officeooo:rsid="0003df29" officeooo:paragraph-rsid="0006b5a6"/>
    </style:style>
    <style:style style:name="MP4" style:family="paragraph" style:parent-style-name="Header">
      <style:paragraph-properties fo:text-align="center" style:justify-single-word="false"/>
      <style:text-properties fo:font-size="11pt" officeooo:rsid="0003df29" officeooo:paragraph-rsid="0006b5a6" style:font-size-asian="11pt" style:font-size-complex="11pt"/>
    </style:style>
    <style:style style:name="MP5" style:family="paragraph" style:parent-style-name="Text_20_body">
      <style:paragraph-properties fo:text-align="end" style:justify-single-word="false"/>
      <style:text-properties fo:font-size="10pt" officeooo:paragraph-rsid="00086aab" style:font-size-asian="10pt" style:font-size-complex="10pt"/>
    </style:style>
    <style:style style:name="MP6" style:family="paragraph" style:parent-style-name="Header">
      <style:paragraph-properties fo:text-align="start" style:justify-single-word="false"/>
      <style:text-properties fo:font-size="10pt" officeooo:rsid="0003df29" officeooo:paragraph-rsid="0003df29" style:font-size-asian="10pt" style:font-size-complex="10pt"/>
    </style:style>
    <style:style style:name="MP7" style:family="paragraph" style:parent-style-name="Footer">
      <style:paragraph-properties fo:text-align="end" style:justify-single-word="false"/>
      <style:text-properties fo:font-size="10pt" officeooo:rsid="0003df29" officeooo:paragraph-rsid="0003df29" style:font-size-asian="10pt" style:font-size-complex="10pt"/>
    </style:style>
    <style:style style:name="MT1" style:family="text">
      <style:text-properties officeooo:rsid="001b460d"/>
    </style:style>
    <style:style style:name="MT2" style:family="text">
      <style:text-properties fo:font-size="9pt" officeooo:rsid="001136e2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92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752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Image1" text:anchor-type="char" svg:width="1.4217in" svg:height="0.8882in" draw:z-index="0"><draw:image xlink:href="Pictures/1000000100000C80000007D05F8FF77A5600E8E5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LAND OF </text:span>O<text:span text:style-name="MT1">OO</text:span></text:p>
              <text:p text:style-name="MP3">C<text:span text:style-name="MT1">ANDY KINGDOM</text:span></text:p>
              <text:p text:style-name="MP4">H<text:span text:style-name="MT1">EROES OF THE KINGDOM</text:span></text:p>
            </table:table-cell>
            <table:table-cell table:style-name="Table1.C1" office:value-type="string">
              <text:p text:style-name="MP5"><text:span text:style-name="MT1">Date</text:span><text:span text:style-name="MT2">: </text:span><text:span text:style-name="MT3"><text:text-input text:description="">${date!}</text:text-input></text:span></text:p>
            </table:table-cell>
          </table:table-row>
        </table:table>
        <text:p text:style-name="MP6"/>
      </style:header>
      <style:footer>
        <text:p text:style-name="MP7">Pág.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21:16:41.998310374</meta:creation-date>
    <dc:date>2023-06-01T14:26:54.051537639</dc:date>
    <meta:editing-duration>PT32M18S</meta:editing-duration>
    <meta:editing-cycles>23</meta:editing-cycles>
    <meta:generator>LibreOffice/7.3.7.2$Linux_X86_64 LibreOffice_project/30$Build-2</meta:generator>
    <meta:document-statistic meta:table-count="3" meta:image-count="1" meta:object-count="0" meta:page-count="1" meta:paragraph-count="22" meta:word-count="70" meta:character-count="373" meta:non-whitespace-character-count="353"/>
  </office:meta>
</office:document-meta>
</file>